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2: </text:span><text:span text:style-name="T1"><text:line-break/></text:span><text:span text:style-name="T1">Direcciones IP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Arquitectura de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3-04T05:15:06.706504281</dc:date>
    <meta:editing-duration>P7DT21H9M51S</meta:editing-duration>
    <meta:editing-cycles>499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